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F0300000C33BEA9EF0A.svm"/>
  <manifest:file-entry manifest:media-type="" manifest:full-path="Pictures/200001310000249D00003D314C95A2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.953cm" style:auto-text-indent="false"/>
      <style:text-properties fo:font-size="14pt"/>
    </style:style>
    <style:style style:name="P2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fo:font-style="normal" style:font-style-asian="normal" style:font-style-complex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0.953cm" style:auto-text-indent="false"/>
    </style:style>
    <style:style style:name="P4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indent="1.244cm" style:auto-text-indent="false"/>
      <style:text-properties fo:font-size="14pt"/>
    </style:style>
    <style:style style:name="P6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fo:font-size="14pt" fo:language="ru" fo:country="RU" style:font-size-asian="14pt" style:font-size-complex="14pt"/>
    </style:style>
    <style:style style:name="P7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ru" fo:country="RU" fo:font-style="italic"/>
    </style:style>
    <style:style style:name="P9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/>
    </style:style>
    <style:style style:name="P10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font-style="italic"/>
    </style:style>
    <style:style style:name="P11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en" fo:country="US" fo:font-style="italic"/>
    </style:style>
    <style:style style:name="P12" style:family="paragraph" style:parent-style-name="Text_20_body">
      <style:paragraph-properties fo:margin-left="0cm" fo:margin-right="0cm" fo:text-align="justify" style:justify-single-word="false" fo:text-indent="1.244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1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1" fo:font-size="14pt" fo:language="ru" fo:country="RU" fo:font-style="italic" fo:font-weight="normal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fo:font-style="normal" style:font-style-asian="normal" style:font-style-complex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ru" fo:country="RU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weight="normal" style:font-weight-asian="normal" style:font-weight-complex="normal"/>
    </style:style>
    <style:style style:name="T3" style:family="text">
      <style:text-properties style:font-name="Times New Roman1" fo:font-style="italic" fo:font-weight="normal" style:font-weight-asian="normal" style:font-weight-complex="normal"/>
    </style:style>
    <style:style style:name="T4" style:family="text">
      <style:text-properties style:font-name="Times New Roman1" fo:language="en" fo:country="US"/>
    </style:style>
    <style:style style:name="T5" style:family="text">
      <style:text-properties fo:font-size="14pt"/>
    </style:style>
    <style:style style:name="T6" style:family="text">
      <style:text-properties fo:font-size="14pt" fo:language="en" fo:country="US"/>
    </style:style>
    <style:style style:name="T7" style:family="text">
      <style:text-properties fo:font-size="14pt" fo:language="en" fo:country="US" fo:font-style="italic"/>
    </style:style>
    <style:style style:name="T8" style:family="text">
      <style:text-properties fo:font-size="14pt" fo:font-style="italic"/>
    </style:style>
    <style:style style:name="T9" style:family="text">
      <style:text-properties fo:font-size="14pt" fo:language="ru" fo:country="RU"/>
    </style:style>
    <style:style style:name="T10" style:family="text">
      <style:text-properties fo:font-size="14pt" fo:language="ru" fo:country="RU" fo:font-style="italic"/>
    </style:style>
    <style:style style:name="T11" style:family="text">
      <style:text-properties fo:font-size="14pt" fo:language="ru" fo:country="RU" fo:font-style="normal" style:font-style-asian="normal" style:font-style-complex="normal"/>
    </style:style>
    <style:style style:name="T12" style:family="text">
      <style:text-properties fo:font-style="italic"/>
    </style:style>
    <style:style style:name="T13" style:family="text">
      <style:text-properties style:text-position="-33% 80%" fo:font-size="14pt" fo:font-style="italic"/>
    </style:style>
    <style:style style:name="T14" style:family="text">
      <style:text-properties style:text-position="-33% 80%" fo:font-style="italic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font-size="12pt" style:font-size-asian="12pt" style:font-size-complex="12pt"/>
    </style:style>
    <style:style style:name="T19" style:family="text">
      <style:text-properties style:use-window-font-color="true" fo:language="en" fo:country="US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ФЕДЕРАЛЬНОЕ АГЕНСТВО ПО ОБРАЗОВАНИЮ</text:p>
      <text:p text:style-name="P15">ГОСУДАРСТВЕННОЕ ОБРАЗОВАТЕЛЬНОЕ УЧРЕЖДЕНИЕ</text:p>
      <text:p text:style-name="P15">ВЫСШЕГО ПРОФЕССИОНАЛЬНОГО ОБРАЗОВАНИЯ</text:p>
      <text:p text:style-name="P15">ВЯТСКИЙ ГОСУДАРСТВЕННЫЙ УНИВЕРСИТЕТ</text:p>
      <text:p text:style-name="P15">ФАКУЛЬТЕТ ПРИКЛАДНОЙ МАТЕМАТИКИ И ТЕЛЕКОММУНИКАЦИЙ</text:p>
      <text:p text:style-name="P15">КАФЕДРА ПРИКЛАДНОЙ МАТЕМАТИКИ И ТЕЛЕКОММУНИКАЦИЙ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>Отчёт по лабораторной работе №1</text:p>
      <text:p text:style-name="P15">По дисциплине «Практикум на ЭВМ»</text:p>
      <text:p text:style-name="P15">Тема: «Ветвления и цикл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Выполнил:<text:tab/> <text:s text:c="17"/>студент группы ПМ-11_________________Кислицын И.К.</text:p>
      <text:p text:style-name="P16">Проверил: <text:s text:c="13"/>преподаватель кафедры ПМ и И______________Минина И.Н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Киров 2009</text:p>
      <text:p text:style-name="P22">Цель работы</text:p>
      <text:p text:style-name="P17"/>
      <text:p text:style-name="P6"><text:span text:style-name="T2">Изучить правила составления текстов программ на языке </text:span><text:span text:style-name="T3">С</text:span><text:span text:style-name="T2"> базовые типы данных, ввод-вывод данных, основные математические функции; операторы безусловного перехода и разветвлений (оператор выбора по условию </text:span><text:span text:style-name="T3">if</text:span><text:span text:style-name="T2">, оператор-переключатель </text:span><text:span text:style-name="T3">switch</text:span><text:span text:style-name="T2">). Научиться программировать линейные и разветвляющиеся алгоритмы.</text:span></text:p>
      <text:p text:style-name="P5">Изучить циклические операторы <text:span text:style-name="T12">for, while, do – while</text:span>, научиться составлять и программировать циклические алгоритмы.</text:p>
      <text:p text:style-name="P14">Задание</text:p>
      <text:p text:style-name="P25">Вариант 12</text:p>
      <text:p text:style-name="P3"><text:span text:style-name="T5">Вычислить и вывести на экран в виде таблицы значения функции </text:span><text:span text:style-name="T7">F</text:span> <text:span text:style-name="T5">на интервале от </text:span><text:span text:style-name="T7">X</text:span><text:span text:style-name="T13">нач</text:span> <text:span text:style-name="T5">до </text:span><text:span text:style-name="T8">Х</text:span><text:span text:style-name="T13">кон</text:span><text:span text:style-name="T5"> с шагом </text:span><text:span text:style-name="T7">dX</text:span><text:span text:style-name="T5">.</text:span></text:p>
      <text:p text:style-name="P1"><draw:frame draw:style-name="fr1" draw:name="Графический объект2" text:anchor-type="paragraph" svg:width="7.939cm" svg:height="3.124cm" draw:z-index="1"><draw:image xlink:href="Pictures/2000000700001F0300000C33BEA9EF0A.svm" xlink:type="simple" xlink:show="embed" xlink:actuate="onLoad"/></draw:frame></text:p>
      <text:p text:style-name="P3"><text:span text:style-name="T5">где </text:span><text:span text:style-name="T8">а, </text:span><text:span text:style-name="T7">b</text:span><text:span text:style-name="T8">, </text:span><text:span text:style-name="T7">c</text:span> – <text:span text:style-name="T5">действительные числа. Функция </text:span><text:span text:style-name="T7">F</text:span> <text:span text:style-name="T5">должна принимать действительное значение, если выражение </text:span></text:p>
      <text:p text:style-name="P1">(<text:span text:style-name="T12">А</text:span><text:span text:style-name="T14">ц</text:span> ИЛИ <text:span text:style-name="T12">В</text:span><text:span text:style-name="T14">ц</text:span>) И <text:span text:style-name="T12">С</text:span><text:span text:style-name="T14">ц</text:span></text:p>
      <text:p text:style-name="P3"><text:span text:style-name="T5">не равно нулю, и целое значение в противном случае. Через </text:span><text:span text:style-name="T8">А</text:span><text:span text:style-name="T13">ц</text:span><text:span text:style-name="T8">, В</text:span><text:span text:style-name="T13">ц</text:span><text:span text:style-name="T8"> </text:span><text:span text:style-name="T5">и </text:span><text:span text:style-name="T8">С</text:span><text:span text:style-name="T13">ц</text:span><text:span text:style-name="T5"> обозначены целые части значений </text:span><text:span text:style-name="T7">a</text:span><text:span text:style-name="T8">, </text:span><text:span text:style-name="T7">b</text:span><text:span text:style-name="T8">, </text:span><text:span text:style-name="T7">c</text:span><text:span text:style-name="T5">, операции И, ИЛИ – поразрядные. Значения </text:span><text:span text:style-name="T7">a</text:span><text:span text:style-name="T8">, </text:span><text:span text:style-name="T7">b</text:span><text:span text:style-name="T8">, </text:span><text:span text:style-name="T7">c</text:span><text:span text:style-name="T8">, Х</text:span><text:span text:style-name="T13">нач</text:span><text:span text:style-name="T8">, Х</text:span><text:span text:style-name="T13">кон</text:span><text:span text:style-name="T8">, </text:span><text:span text:style-name="T7">dX</text:span> <text:span text:style-name="T5">ввести с клавиатуры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Схема алгоритма работы программы</text:p>
      <text:p text:style-name="P18"><draw:frame draw:style-name="fr2" draw:name="Графический объект1" text:anchor-type="paragraph" svg:width="9.373cm" svg:height="15.665cm" draw:z-index="0"><draw:image xlink:href="Pictures/200001310000249D00003D314C95A2CA.svm" xlink:type="simple" xlink:show="embed" xlink:actuate="onLoad"/></draw:frame></text:p>
      <text:p text:style-name="P18">Листинг программы</text:p>
      <text:p text:style-name="P18">/*<text:span text:style-name="T20">Назначение программы — рассчитать значение функции в зависимости от х и вывести на экран*/</text:span></text:p>
      <text:p text:style-name="P18"/>
      <text:p text:style-name="P21">#include &lt;stdafx.h&gt;</text:p>
      <text:p text:style-name="P21">#include &lt;stdio.h&gt; </text:p>
      <text:p text:style-name="P21">#include &lt;conio.h&gt; </text:p>
      <text:p text:style-name="P21">#include &lt;locale.h&gt;</text:p>
      <text:p text:style-name="P21"/>
      <text:p text:style-name="P21">int main()</text:p>
      <text:p text:style-name="P21">{</text:p>
      <text:p text:style-name="P21"><text:tab/>setlocale(LC_ALL,"Russian");</text:p>
      <text:p text:style-name="P17"><text:span text:style-name="T17"><text:tab/>float Xn, Xk, dX, x, a, b, c, F; <text:tab/><text:tab/>//</text:span><text:span text:style-name="T18">Определение переменных</text:span></text:p>
      <text:p text:style-name="P21"><text:tab/>int Ac, Bc, Cc;</text:p>
      <text:p text:style-name="P17"><text:span text:style-name="T17"><text:tab/>printf("Введите Xn, Xk, dX\n"); //</text:span><text:span text:style-name="T18">Ввод начального, конечного и изменения х</text:span></text:p>
      <text:p text:style-name="P21"><text:soft-page-break/><text:tab/>scanf_s("%f%f%f", &amp;Xn, &amp;Xk, &amp;dX);</text:p>
      <text:p text:style-name="P17"><text:span text:style-name="T17"><text:tab/>printf("Введите a, b, c\n"); <text:tab/><text:tab/>//</text:span><text:span text:style-name="T18">Ввод чисел a, b, c</text:span></text:p>
      <text:p text:style-name="P21"><text:tab/>scanf_s("%f%f%f", &amp;a, &amp;b, &amp;c);</text:p>
      <text:p text:style-name="P17"><text:span text:style-name="T17"><text:s text:c="3"/><text:tab/>Ac = (int) a;<text:tab/><text:tab/><text:tab/><text:tab/>//</text:span><text:span text:style-name="T18">Выделяем целую часть чисел а, b, c</text:span></text:p>
      <text:p text:style-name="P21"><text:tab/>Bc = (int) b;</text:p>
      <text:p text:style-name="P21"><text:s text:c="4"/><text:tab/>Cc = (int) c;</text:p>
      <text:p text:style-name="P17"><text:span text:style-name="T17"><text:tab/>F = 0;<text:tab/><text:tab/><text:tab/><text:tab/><text:tab/>//</text:span><text:span text:style-name="T18">Обнуляем F</text:span></text:p>
      <text:p text:style-name="P17"><text:span text:style-name="T17"><text:tab/>x = Xn;<text:tab/><text:tab/><text:tab/><text:tab/>//</text:span><text:span text:style-name="T18">Присваиваем х начальное значение</text:span></text:p>
      <text:p text:style-name="P17"><text:span text:style-name="T17"><text:tab/>printf("Для a=%</text:span><text:span text:style-name="T19">0.3</text:span><text:span text:style-name="T17">f, </text:span><text:span text:style-name="T19">b=%0.3f, c=%0.3f:",</text:span><text:span text:style-name="T17"> a, b, c,'\n');</text:span></text:p>
      <text:p text:style-name="P21"><text:tab/>do</text:p>
      <text:p text:style-name="P21"><text:tab/>{</text:p>
      <text:p text:style-name="P17"><text:span text:style-name="T17"><text:tab/><text:tab/>if ((x &lt; 0.6) &amp;&amp; (b+c != 0))<text:tab/><text:tab/><text:tab/>//</text:span><text:span text:style-name="T18">Первое условие</text:span></text:p>
      <text:p text:style-name="P21"><text:tab/><text:tab/><text:tab/>F = a*x*x*x + b*b + c; </text:p>
      <text:p text:style-name="P17"><text:span text:style-name="T17"><text:tab/><text:tab/>else if ((x &gt; 0.6) &amp;&amp; (b+c == 0))<text:tab/><text:tab/>//</text:span><text:span text:style-name="T18">Иначе</text:span></text:p>
      <text:p text:style-name="P21"><text:tab/><text:tab/><text:tab/>F = (x - a)/(x - c);</text:p>
      <text:p text:style-name="P17"><text:span text:style-name="T17"><text:tab/><text:tab/>else<text:tab/><text:tab/><text:tab/><text:tab/><text:tab/><text:tab/><text:tab/>//</text:span><text:span text:style-name="T18">Иначе</text:span></text:p>
      <text:p text:style-name="P21"><text:tab/><text:tab/><text:tab/>F = x/c + x/a;</text:p>
      <text:p text:style-name="P21"><text:tab/><text:tab/></text:p>
      <text:p text:style-name="P21"><text:tab/><text:tab/>if (((Ac | Bc) &amp; Cc) == 0)</text:p>
      <text:p text:style-name="P21"><text:tab/><text:tab/><text:tab/></text:p>
      <text:p text:style-name="P17"><text:span text:style-name="T17"><text:tab/><text:tab/><text:tab/>printf("\nЗначение F равно %d при x равном %</text:span><text:span text:style-name="T19">0.3</text:span><text:span text:style-name="T17">f", (int) F, x);<text:tab/>//</text:span><text:span text:style-name="T18">Вывод целой части F при выполн. усл-я</text:span></text:p>
      <text:p text:style-name="P21"/>
      <text:p text:style-name="P17"><text:span text:style-name="T17"><text:tab/><text:tab/>else<text:tab/>printf("\nЗначение F равно </text:span><text:span text:style-name="T19">%0.3f</text:span><text:span text:style-name="T17"> <text:s/>при x равном </text:span><text:span text:style-name="T19">%0.3f",</text:span><text:span text:style-name="T17"> F, x);<text:tab/>//</text:span><text:span text:style-name="T18">Иначе - вывод полного значения F</text:span></text:p>
      <text:p text:style-name="P21"/>
      <text:p text:style-name="P17"><text:span text:style-name="T17"><text:tab/><text:tab/>x <text:s/>= </text:span><text:span text:style-name="T19">x </text:span><text:span text:style-name="T17">+ dX;<text:tab/><text:tab/><text:tab/><text:tab/>//</text:span><text:span text:style-name="T18">Увеличение х на dX</text:span></text:p>
      <text:p text:style-name="P21"/>
      <text:p text:style-name="P21"/>
      <text:p text:style-name="P21"><text:tab/>}</text:p>
      <text:p text:style-name="P17"><text:span text:style-name="T17"><text:tab/>while (x &lt;= Xk);<text:tab/><text:tab/><text:tab/><text:tab/>//</text:span><text:span text:style-name="T18">Условие повтора </text:span></text:p>
      <text:p text:style-name="P21"/>
      <text:p text:style-name="P17"><text:span text:style-name="T17"><text:tab/>printf("\</text:span><text:span text:style-name="T19">n</text:span><text:span text:style-name="T17">Press any key to exit...");</text:span></text:p>
      <text:p text:style-name="P21"><text:tab/>_getch( );</text:p>
      <text:p text:style-name="P21"/>
      <text:p text:style-name="P21"><text:tab/>return 0;</text:p>
      <text:p text:style-name="P21">}</text:p>
      <text:p text:style-name="P18"/>
      <text:p text:style-name="P18">/*<text:span text:style-name="T20">Тестовая проверка: </text:span></text:p>
      <text:p text:style-name="P18"><text:span text:style-name="T20">Введите </text:span><text:span text:style-name="T16">Xn, Xk, dX</text:span></text:p>
      <text:p text:style-name="P19">2.5</text:p>
      <text:p text:style-name="P19">10.18</text:p>
      <text:p text:style-name="P19">1.52</text:p>
      <text:p text:style-name="P18"><text:span text:style-name="T20">Введите </text:span><text:span text:style-name="T16">a, b, c</text:span></text:p>
      <text:p text:style-name="P19">3.65</text:p>
      <text:p text:style-name="P19"><text:soft-page-break/>1.145</text:p>
      <text:p text:style-name="P19">7.181</text:p>
      <text:p text:style-name="P18"><text:span text:style-name="T20">Для </text:span><text:span text:style-name="T16">a=3.650, b=2.145, c=7.181:</text:span></text:p>
      <text:p text:style-name="P18"><text:span text:style-name="T20">Значение </text:span><text:span text:style-name="T16">F </text:span><text:span text:style-name="T20">равно </text:span><text:span text:style-name="T16">1.033</text:span><text:span text:style-name="T20"> при х равном </text:span><text:span text:style-name="T16">2.500</text:span></text:p>
      <text:p text:style-name="P18"><text:span text:style-name="T20">Значение </text:span><text:span text:style-name="T16">F </text:span><text:span text:style-name="T20">равно </text:span><text:span text:style-name="T16">1.661</text:span><text:span text:style-name="T20"> при х равном </text:span><text:span text:style-name="T16">4.020</text:span></text:p>
      <text:p text:style-name="P18"><text:span text:style-name="T20">Значение </text:span><text:span text:style-name="T16">F </text:span><text:span text:style-name="T20">равно </text:span><text:span text:style-name="T16">2.289</text:span><text:span text:style-name="T20"> при х равном </text:span><text:span text:style-name="T16">5.540</text:span></text:p>
      <text:p text:style-name="P18"><text:span text:style-name="T20">Значение </text:span><text:span text:style-name="T16">F </text:span><text:span text:style-name="T20">равно </text:span><text:span text:style-name="T16">2.917</text:span><text:span text:style-name="T20"> при х равном </text:span><text:span text:style-name="T16">7.060</text:span></text:p>
      <text:p text:style-name="P18"><text:span text:style-name="T20">Значение </text:span><text:span text:style-name="T16">F </text:span><text:span text:style-name="T20">равно </text:span><text:span text:style-name="T16">3.546</text:span><text:span text:style-name="T20"> при х равном </text:span><text:span text:style-name="T16">8.580</text:span></text:p>
      <text:p text:style-name="P18"><text:span text:style-name="T20">Значение </text:span><text:span text:style-name="T16">F </text:span><text:span text:style-name="T20">равно </text:span><text:span text:style-name="T16">4.174</text:span><text:span text:style-name="T20"> при х равном </text:span><text:span text:style-name="T16">10.100</text:span></text:p>
      <text:p text:style-name="P18"><text:span text:style-name="T16">Press any key to exit...</text:span><text:span text:style-name="T20">*/</text:span></text:p>
      <text:p text:style-name="P17"/>
      <text:p text:style-name="P18">Ответы на контрольные вопросы:</text:p>
      <text:p text:style-name="P13">Перечислите основные типы данных языка С.</text:p>
      <text:p text:style-name="P7"><text:span text:style-name="T1"><text:tab/><text:tab/></text:span><text:span text:style-name="T4">int, float, double, char, void, bool.</text:span></text:p>
      <text:p text:style-name="P9">Перечислите функции ввода информации языка С.</text:p>
      <text:p text:style-name="P12"><text:span text:style-name="T5"><text:tab/><text:tab/></text:span><text:span text:style-name="T6">getch(), gets(), scanf().</text:span></text:p>
      <text:p text:style-name="P12"><text:span text:style-name="T5">Какие формы записи операторов </text:span><text:span text:style-name="T8">if</text:span><text:span text:style-name="T5"> применяются в языке </text:span><text:span text:style-name="T8">С</text:span><text:span text:style-name="T5">?</text:span></text:p>
      <text:p text:style-name="P12"><text:span text:style-name="T5"><text:tab/><text:tab/></text:span><text:span text:style-name="T6">1)</text:span><text:span text:style-name="T8">if (условие) оператор1;</text:span></text:p>
      <text:p text:style-name="P10"><text:tab/> <text:tab/> <text:s/>else оператор2;</text:p>
      <text:p text:style-name="P12"><text:span text:style-name="T8"><text:tab/><text:tab/></text:span><text:span text:style-name="T7">2)if (условие) оператор1;</text:span></text:p>
      <text:p text:style-name="P11"><text:tab/> <text:tab/> <text:s/>else if (условие) оператор2;</text:p>
      <text:p text:style-name="P12"><text:span text:style-name="T7"><text:tab/> <text:tab/> <text:s/>else </text:span><text:span text:style-name="T10">оператор 3;</text:span></text:p>
      <text:p text:style-name="P8"><text:tab/><text:tab/>3)if (условие) оператор1;</text:p>
      <text:p text:style-name="P9"/>
      <text:p text:style-name="P12"><text:span text:style-name="T5">Чем отличается оператор </text:span><text:span text:style-name="T8">if</text:span><text:span text:style-name="T5"> от оператора </text:span><text:span text:style-name="T8">switch</text:span><text:span text:style-name="T5">?</text:span></text:p>
      <text:p text:style-name="P12"><text:span text:style-name="T5"><text:tab/><text:tab/></text:span><text:span text:style-name="T9">С помощью </text:span><text:span text:style-name="T6">if </text:span><text:span text:style-name="T9">можно выбрать одну из ветвей вычислений, в <text:tab/>зависимости от истинности условия, а с помощью </text:span><text:span text:style-name="T6">switch </text:span><text:span text:style-name="T9">можно выбрать <text:tab/>одну из ветвей вычислений в зависимости от конкретного значения <text:tab/>переменной (целочисленной или символьной).</text:span></text:p>
      <text:p text:style-name="P9">Какие операторы перехода применяются в языке С?</text:p>
      <text:p text:style-name="P12"><text:span text:style-name="T5"><text:tab/><text:tab/></text:span><text:span text:style-name="T9">Безусловный (</text:span><text:span text:style-name="T6">goto </text:span><text:span text:style-name="T9">&lt;метка&gt;), условный (</text:span><text:span text:style-name="T6">if (</text:span><text:span text:style-name="T9">условие</text:span><text:span text:style-name="T6">) </text:span><text:span text:style-name="T9">ОП1</text:span><text:span text:style-name="T6"> ; </text:span></text:p>
      <text:p text:style-name="P12"><text:span text:style-name="T6"><text:tab/><text:tab/>else </text:span><text:span text:style-name="T9">ОП2), оператор выбора </text:span><text:span text:style-name="T6">switch </text:span><text:span text:style-name="T9">(</text:span><text:span text:style-name="T11">switch(выражение)</text:span></text:p>
      <text:p text:style-name="P2"><text:tab/><text:tab/>{</text:p>
      <text:p text:style-name="P4"><text:tab/><text:tab/> <text:span text:style-name="T5">case cons</text:span><text:span text:style-name="T6">t</text:span><text:span text:style-name="T5">1: операторы; </text:span></text:p>
      <text:p text:style-name="P2"><text:tab/><text:tab/>break;</text:p>
      <text:p text:style-name="P4"><text:tab/><text:tab/>…</text:p>
      <text:p text:style-name="P4"><text:s/><text:tab/><text:tab/><text:span text:style-name="T5">case cons</text:span><text:span text:style-name="T6">t</text:span><text:span text:style-name="T5">N: операторы;</text:span></text:p>
      <text:p text:style-name="P2"><text:soft-page-break/><text:tab/><text:tab/>break;</text:p>
      <text:p text:style-name="P4"><text:tab/><text:tab/> <text:span text:style-name="T5">default: операторы;</text:span></text:p>
      <text:p text:style-name="P2"><text:tab/><text:tab/>})<text:span text:style-name="T21">, циклы с пред- и постусловием, счётчик.</text:span></text:p>
      <text:p text:style-name="P27"/>
      <text:p text:style-name="P9">Чем отличается цикл с предусловием от цикла с постусловием? </text:p>
      <text:p text:style-name="P12"><text:span text:style-name="T5"><text:tab/><text:tab/></text:span><text:span text:style-name="T9">В цикле с предуловием сначала проверяется условие, потом <text:tab/><text:tab/><text:tab/>выполняется оператор (или не выполняется), в цикле с <text:tab/><text:tab/><text:tab/><text:tab/>постусловием сначала выполняется оператор, а потом проверяется <text:tab/><text:tab/>условие, далее, либо он выполнится еще раз, либо нет.</text:span></text:p>
      <text:p text:style-name="P9">Приведите примеры циклов со счетчиком, цикла с предусловием, цикла с постусловием.</text:p>
      <text:p text:style-name="P12"><text:span text:style-name="T5"><text:tab/><text:tab/></text:span><text:span text:style-name="T6">for(i = 0; i &lt;= 10; i++) {a += 2; printf(“a =%d ”, a); }<text:tab/>//</text:span><text:span text:style-name="T9">счётчик</text:span></text:p>
      <text:p text:style-name="P12"><text:span text:style-name="T9"><text:tab/><text:tab/></text:span><text:span text:style-name="T6">while (i &gt; j) {a+=2; printf(“a =%d ”, a);}</text:span><text:span text:style-name="T9"><text:tab/><text:tab/><text:tab/>//предусловие</text:span></text:p>
      <text:p text:style-name="P12"><text:span text:style-name="T9"><text:tab/><text:tab/></text:span><text:span text:style-name="T6">do {a += 2; printf(“a =%d ”, a);} while </text:span><text:span text:style-name="T9">(</text:span><text:span text:style-name="T6">i &gt; j</text:span><text:span text:style-name="T9">);<text:tab/><text:tab/>//постусловие</text:span></text:p>
      <text:p text:style-name="P18"/>
      <text:p text:style-name="P18">Краткие выводы </text:p>
      <text:p text:style-name="P23">В ходе выполнения данной лабораторной работы были изучены основные принципы ветвления и построения циклов, операторы ввода/вывода, линейные алгоритмы; получен опыт построения простейших программ на языке С, построения схем алгоритмов в <text:span text:style-name="T15">MS Visio. 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37M58S</meta:editing-duration>
    <meta:editing-cycles>18</meta:editing-cycles>
    <meta:generator>OpenOffice.org/3.1$Win32 OpenOffice.org_project/310m19$Build-9420</meta:generator>
    <dc:date>2009-10-04T16:53:24.85</dc:date>
    <meta:print-date>2009-10-04T16:51:48.40</meta:print-date>
    <meta:document-statistic meta:table-count="0" meta:image-count="2" meta:object-count="0" meta:page-count="6" meta:paragraph-count="113" meta:word-count="738" meta:character-count="4858"/>
    <meta:user-defined meta:name="Info 1"/>
    <meta:user-defined meta:name="Info 2"/>
    <meta:user-defined meta:name="Info 3"/>
    <meta:user-defined meta:name="Info 4"/>
  </office:meta>
</office:document-meta>
</file>